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fo:font-size="12pt" officeooo:paragraph-rsid="004e059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officeooo:paragraph-rsid="004ff871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24pt" officeooo:paragraph-rsid="0048ab27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1pt" officeooo:paragraph-rsid="00336ac8" style:font-size-asian="9.60000038146973pt" style:font-size-complex="11pt"/>
    </style:style>
    <style:style style:name="P5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style:font-name="DejaVu Sans" fo:font-size="11pt" officeooo:paragraph-rsid="00336ac8" style:font-size-asian="9.60000038146973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24pt" officeooo:paragraph-rsid="00336ac8" style:font-size-asian="24pt" style:font-size-complex="2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ntact name" text:name="py3o.contact.name"/>
        <text:user-field-decl office:value-type="string" office:string-value="Contact address" text:name="py3o.contact.street"/>
        <text:user-field-decl office:value-type="string" office:string-value="City" text:name="py3o.contact.city"/>
        <text:user-field-decl office:value-type="string" office:string-value="State" text:name="py3o.contact.state"/>
        <text:user-field-decl office:value-type="string" office:string-value="Zip" text:name="py3o.contact.zip"/>
        <text:user-field-decl office:value-type="string" office:string-value="Company name" text:name="py3o.company.name"/>
        <text:user-field-decl office:value-type="string" office:string-value="Zip" text:name="py3o.company.zip"/>
        <text:user-field-decl office:value-type="string" office:string-value="City" text:name="py3o.company.city"/>
        <text:user-field-decl office:value-type="string" office:string-value="State" text:name="py3o.company.state"/>
        <text:user-field-decl office:value-type="string" office:string-value="Address" text:name="py3o.company.street"/>
      </text:user-field-decls>
      <text:p text:style-name="P1"><text:user-field-get text:name="py3o.company.name">Company name</text:user-field-get></text:p>
      <text:p text:style-name="P2"><text:user-field-get text:name="py3o.company.street">Address</text:user-field-get></text:p>
      <text:p text:style-name="P2"><text:user-field-get text:name="py3o.company.city">City</text:user-field-get> <text:user-field-get text:name="py3o.company.state">State</text:user-field-get> <text:user-field-get text:name="py3o.company.zip">Zip</text:user-field-get></text:p>
      <text:p text:style-name="P5"/>
      <text:p text:style-name="P4"/>
      <text:p text:style-name="P6"><text:user-field-get text:name="py3o.contact.name">Contact name</text:user-field-get></text:p>
      <text:p text:style-name="P3"><text:user-field-get text:name="py3o.contact.street">Contact address</text:user-field-get></text:p>
      <text:p text:style-name="P3"><text:user-field-get text:name="py3o.contact.city">City</text:user-field-get> <text:user-field-get text:name="py3o.contact.state">State</text:user-field-get> <text:user-field-get text:name="py3o.contact.zip">Zip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0.75in" style:type="center"/>
          <style:tab-stop style:position="1.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2.45in" style:num-format="1" style:print-orientation="portrait" fo:margin-top="0.1in" fo:margin-bottom="0.1in" fo:margin-left="0.1in" fo:margin-right="0.1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initial-creator>Florent Aide</meta:initial-creator>
    <meta:creation-date>2010-09-07T17:55:48</meta:creation-date>
    <dc:date>2017-10-11T13:30:58.513415571</dc:date>
    <dc:language>en-GB</dc:language>
    <meta:editing-cycles>87</meta:editing-cycles>
    <meta:editing-duration>PT17H33M10S</meta:editing-duration>
    <meta:document-statistic meta:table-count="0" meta:image-count="0" meta:object-count="0" meta:page-count="1" meta:paragraph-count="6" meta:word-count="13" meta:character-count="74" meta:non-whitespace-character-count="67"/>
    <meta:user-defined meta:name="Info 1"/>
    <meta:user-defined meta:name="Info 2"/>
    <meta:user-defined meta:name="Info 3"/>
    <meta:user-defined meta:name="Info 4"/>
  </office:meta>
</office:document-meta>
</file>